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12pt" fo:font-weight="bold" officeooo:rsid="002e1294" officeooo:paragraph-rsid="002e1294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e8e89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1e8e89" officeooo:paragraph-rsid="001e8e89" style:font-size-asian="12pt" style:font-name-complex="Arial1" style:font-size-complex="12pt"/>
    </style:style>
    <style:style style:name="P10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16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313e50" officeooo:paragraph-rsid="00313e50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313e50" officeooo:paragraph-rsid="0032523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0367e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c47af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0367e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3e50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3487a3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5f3b9" style:font-size-asian="12pt" style:font-name-complex="Times New Roman1" style:font-size-complex="12pt"/>
    </style:style>
    <style:style style:name="T10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italic" officeooo:rsid="0030367e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4" style:family="text">
      <style:text-properties style:font-name="Times New Roman" fo:font-size="12pt" fo:font-style="normal" officeooo:rsid="002633ae" style:font-size-asian="12pt" style:font-style-asian="normal" style:font-name-complex="Times New Roman1" style:font-size-complex="12pt" style:font-style-complex="normal"/>
    </style:style>
    <style:style style:name="T15" style:family="text">
      <style:text-properties style:font-name="Times New Roman" fo:font-size="12pt" fo:font-style="normal" officeooo:rsid="0030367e" style:font-size-asian="12pt" style:font-style-asian="normal" style:font-name-complex="Times New Roman1" style:font-size-complex="12pt" style:font-style-complex="normal"/>
    </style:style>
    <style:style style:name="T16" style:family="text">
      <style:text-properties style:font-name="Times New Roman" fo:font-size="12pt" fo:font-style="normal" officeooo:rsid="00313e50" style:font-size-asian="12pt" style:font-style-asian="normal" style:font-name-complex="Times New Roman1" style:font-size-complex="12pt" style:font-style-complex="normal"/>
    </style:style>
    <style:style style:name="T17" style:family="text">
      <style:text-properties style:font-name="Times New Roman" fo:font-size="12pt" fo:font-style="normal" officeooo:rsid="0032523e" style:font-size-asian="12pt" style:font-style-asian="normal" style:font-name-complex="Times New Roman1" style:font-size-complex="12pt" style:font-style-complex="normal"/>
    </style:style>
    <style:style style:name="T18" style:family="text">
      <style:text-properties style:font-name="Times New Roman" fo:font-size="12pt" fo:font-style="normal" officeooo:rsid="00360b48" style:font-size-asian="12pt" style:font-style-asian="normal" style:font-name-complex="Times New Roman1" style:font-size-complex="12pt" style:font-style-complex="normal"/>
    </style:style>
    <style:style style:name="T19" style:family="text">
      <style:text-properties style:font-name="Arial" fo:font-size="12pt" fo:language="en" fo:country="US" style:font-size-asian="12pt" style:font-name-complex="Arial1" style:font-size-complex="12pt"/>
    </style:style>
    <style:style style:name="T20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21" style:family="text">
      <style:text-properties style:font-name="Arial" fo:font-size="12pt" fo:language="en" fo:country="US" officeooo:rsid="0032bf84" style:font-size-asian="12pt" style:font-name-complex="Arial1" style:font-size-complex="12pt"/>
    </style:style>
    <style:style style:name="T22" style:family="text">
      <style:text-properties officeooo:rsid="002e1294"/>
    </style:style>
    <style:style style:name="T23" style:family="text">
      <style:text-properties style:text-position="sub 58%" style:font-name="Times New Roman" fo:font-size="12pt" officeooo:rsid="0030367e" style:font-size-asian="12pt" style:font-name-complex="Times New Roman1" style:font-size-complex="12pt"/>
    </style:style>
    <style:style style:name="T24" style:family="text">
      <style:text-properties style:text-position="sub 58%" style:font-name="Times New Roman" fo:font-size="12pt" fo:font-style="italic" officeooo:rsid="0030367e" style:font-size-asian="12pt" style:font-style-asian="italic" style:font-name-complex="Times New Roman1" style:font-size-complex="12pt" style:font-style-complex="italic"/>
    </style:style>
    <style:style style:name="T25" style:family="text">
      <style:text-properties officeooo:rsid="00313e50"/>
    </style:style>
    <style:style style:name="T26" style:family="text">
      <style:text-properties officeooo:rsid="0032bf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GORÍTMICA</text:p>
      <text:p text:style-name="P4">2º Grado en Ingeniería Informática</text:p>
      <text:p text:style-name="P1"><text:span text:style-name="T1">Examen de la convocatoria ordinaria. Curso 201</text:span><text:span text:style-name="T2">9</text:span><text:span text:style-name="T1">-20</text:span><text:span text:style-name="T2">20</text:span></text:p>
      <text:p text:style-name="P2"/>
      <text:list xml:id="list3030447101" text:style-name="WWNum1">
        <text:list-item>
          <text:p text:style-name="P14">(<text:span text:style-name="T25">2</text:span> punto<text:span text:style-name="T25">s</text:span>) Describa cómo calcular el tamaño del caso, <text:span text:style-name="T26">explique y </text:span>halle la ecuación en recurrencias, y proporcione la eficiencia en el caso peor para el código siguiente:</text:p>
        </text:list-item>
      </text:list>
      <text:p text:style-name="P5"/>
      <text:p text:style-name="P8">void F(int a, int b) {<text:tab/></text:p>
      <text:p text:style-name="P7"><text:span text:style-name="T19"><text:tab/></text:span><text:span text:style-name="T20">if (</text:span><text:span text:style-name="T21">b&gt;a</text:span><text:span text:style-name="T20">) </text:span></text:p>
      <text:p text:style-name="P9"><text:tab/><text:tab/>for (int i= 0; i&lt;4; i++)</text:p>
      <text:p text:style-name="P9"><text:tab/><text:tab/><text:tab/>F(a+1, b-1);</text:p>
      <text:p text:style-name="P8">}</text:p>
      <text:p text:style-name="P10"/>
      <text:list xml:id="list145236045537580" text:continue-numbering="true" text:style-name="WWNum1">
        <text:list-item>
          <text:p text:style-name="P17"><text:span text:style-name="T3">(2 puntos) Sea un array conteniendo </text:span><text:span text:style-name="T10">n</text:span><text:span text:style-name="T12"> </text:span><text:span text:style-name="T3">valores reales. Diseñar, haciendo uso de alguna técnica de diseño de algoritmos estudiada en la asignatura, un algoritmo eficiente que permita conocer el valor de la mediana </text:span><text:span text:style-name="T9">de los valores </text:span><text:span text:style-name="T3">del </text:span><text:span text:style-name="T8">array</text:span><text:span text:style-name="T3">. Indique su eficiencia.</text:span></text:p>
        </text:list-item>
        <text:list-item>
          <text:p text:style-name="P18"><text:span text:style-name="T4">(2 puntos) </text:span><text:span text:style-name="T12">Exponga el problema de multiplicación encadenada de matrices y su resolución </text:span><text:span text:style-name="T17">mediante un algoritmo eficiente</text:span><text:span text:style-name="T14">.</text:span></text:p>
        </text:list-item>
        <text:list-item>
          <text:p text:style-name="P15"><text:span text:style-name="T3">(</text:span><text:span text:style-name="T5">2</text:span><text:span text:style-name="T3"> punto</text:span><text:span text:style-name="T7">s</text:span><text:span text:style-name="T3">) </text:span><text:span text:style-name="T6">Se dispone de una red de computadores {c</text:span><text:span text:style-name="T23">1</text:span><text:span text:style-name="T6">, c</text:span><text:span text:style-name="T23">2</text:span><text:span text:style-name="T6">, …, c</text:span><text:span text:style-name="T23">n</text:span><text:span text:style-name="T6">}, compuesta por un servidor central</text:span><text:span text:style-name="T4"> </text:span><text:span text:style-name="T6">de Bases de Datos al que se conectan el resto de terminales. El coste de transferencia de datos entre dos computadores de la red </text:span><text:span text:style-name="T11">c</text:span><text:span text:style-name="T24">i</text:span><text:span text:style-name="T6"> y </text:span><text:span text:style-name="T11">c</text:span><text:span text:style-name="T24">j</text:span><text:span text:style-name="T15"> viene determinado por el valor del tiempo que se tarda en transferir datos desde </text:span><text:span text:style-name="T11">c</text:span><text:span text:style-name="T24">i</text:span><text:span text:style-name="T11"> </text:span><text:span text:style-name="T15">a </text:span><text:span text:style-name="T11">c</text:span><text:span text:style-name="T24">j</text:span><text:span text:style-name="T15">, denominado como </text:span><text:span text:style-name="T11">t(i,j)</text:span><text:span text:style-name="T15">. Asumimos que </text:span><text:span text:style-name="T11">t(i,j)=t(j,i)</text:span><text:span text:style-name="T15">. </text:span><text:span text:style-name="T18">Es posible que un terminal no esté conectado directamente al servidor central, por lo que p</text:span><text:span text:style-name="T15">ara que un computador pueda acceder al </text:span><text:span text:style-name="T18">mismo</text:span><text:span text:style-name="T15">, es posible que sea necesario que los datos sean transferidos por una ruta que implique pasar por otros computadores intermedios. Se pide: Diseñar un algoritmo Greedy que establezca la ruta óptima para </text:span><text:span text:style-name="T16">conectar el servidor central con cada uno de los terminales de la red, de modo que el coste de transferencia de datos entre cada terminal y el servidor sea óptimo. Demuestre si el algoritmo es óptimo, o proporcione un contraejemplo en caso contrario.</text:span></text:p>
        </text:list-item>
        <text:list-item>
          <text:p text:style-name="P16"><text:span text:style-name="T13">(</text:span><text:span text:style-name="T12">2 puntos) </text:span><text:span text:style-name="T16">Diseñe un algoritmo de exploración en grafos que permita resolver un Sudoku</text:span><text:span text:style-name="T14">.</text:span></text:p>
        </text:list-item>
      </text:list>
      <text:p text:style-name="P11"/>
      <text:p text:style-name="P12"/>
      <text:p text:style-name="P12"/>
      <text:p text:style-name="P3">Tiempo de examen total: 2 horas <text:span text:style-name="T22">30 minutos</text:span>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25</meta:editing-cycles>
    <meta:print-date>2018-06-08T09:23:00</meta:print-date>
    <meta:creation-date>2018-06-07T13:25:00</meta:creation-date>
    <dc:date>2020-01-08T14:52:35.386811238</dc:date>
    <meta:editing-duration>PT20H28M25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310" meta:character-count="1829" meta:non-whitespace-character-count="1529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